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746cm"/>
    </style:style>
    <style:style style:name="pr3" style:family="presentation" style:parent-style-name="Padrão-title">
      <style:graphic-properties fo:min-height="1.165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955cm"/>
    </style:style>
    <style:style style:name="pr7" style:family="presentation" style:parent-style-name="Padrão-title">
      <style:graphic-properties fo:min-height="0.637cm"/>
    </style:style>
    <style:style style:name="pr8" style:family="presentation" style:parent-style-name="Padrão-title">
      <style:graphic-properties fo:min-height="0.802cm"/>
    </style:style>
    <style:style style:name="pr9" style:family="presentation" style:parent-style-name="Padrão-title">
      <style:graphic-properties fo:min-height="2.227cm"/>
    </style:style>
    <style:style style:name="pr10" style:family="presentation" style:parent-style-name="Padrão-title">
      <style:graphic-properties fo:min-height="0.414cm"/>
    </style:style>
    <style:style style:name="pr11" style:family="presentation" style:parent-style-name="Padrão-title">
      <style:graphic-properties fo:min-height="0.535cm"/>
    </style:style>
    <style:style style:name="pr12" style:family="presentation" style:parent-style-name="Padrão-title">
      <style:graphic-properties fo:min-height="1.273cm"/>
    </style:style>
    <style:style style:name="pr13" style:family="presentation" style:parent-style-name="Padrão-title">
      <style:graphic-properties fo:min-height="2.457cm"/>
    </style:style>
    <style:style style:name="pr14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1cm" svg:height="1.746cm" svg:x="14.7cm" svg:y="3.853cm" presentation:class="title" presentation:user-transformed="true">
          <draw:text-box>
            <text:p text:style-name="P5"><text:span text:style-name="T3">ssom ← 1; ctime ← 1;</text:span><text:span text:style-name="T3"><text:line-break/></text:span><text:span text:style-name="T3">cNS ← 1; eNS ← 100;</text:span><text:span text:style-name="T3"><text:line-break/></text:span><text:span text:style-name="T3">cEW ← 1; eEW ← 001;</text:span><text:span text:style-name="T3"><text:line-break/></text:span><text:span text:style-name="T3">cP ← 1; eP ← 01;</text:span></text:p>
          </draw:text-box>
        </draw:frame>
        <draw:frame presentation:style-name="pr3" draw:text-style-name="P7" draw:layer="layout" svg:width="2.893cm" svg:height="1.165cm" svg:x="14.707cm" svg:y="9.935cm" presentation:class="title" presentation:user-transformed="true">
          <draw:text-box>
            <text:p text:style-name="P5"><text:span text:style-name="T3">ssom ← 0; ctime ← 1;</text:span><text:span text:style-name="T3"><text:line-break/></text:span><text:span text:style-name="T3">cNS ← 0; cEW ← 0;</text:span><text:span text:style-name="T3"><text:line-break/></text:span><text:span text:style-name="T3">cP ← 0;</text:span></text:p>
          </draw:text-box>
        </draw:frame>
        <draw:custom-shape draw:style-name="gr1" draw:text-style-name="P2" xml:id="id1" draw:id="id1" draw:layer="layout" svg:width="1.21cm" svg:height="1.093cm" svg:x="13.39cm" svg:y="10.0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7.1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10.554cm" svg:x2="13.38cm" svg:y2="6.847cm" draw:start-shape="id1" draw:start-glue-point="6" draw:end-shape="id2" draw:end-glue-point="6" svg:d="M13390 10554c-493 0-488-3707-10-3707" svg:viewBox="0 0 370 3708">
          <text:p/>
        </draw:connector>
        <draw:frame presentation:style-name="pr4" draw:text-style-name="P7" draw:layer="layout" svg:width="0.6cm" svg:height="0.386cm" svg:x="15.8cm" svg:y="6.5cm" presentation:class="title" presentation:user-transformed="true">
          <draw:text-box>
            <text:p text:style-name="P5"><text:span text:style-name="T4">s45</text:span></text:p>
          </draw:text-box>
        </draw:frame>
        <draw:connector draw:style-name="gr2" draw:text-style-name="P3" draw:layer="layout" draw:type="curve" draw:line-skew="0.094cm" svg:x1="17.705cm" svg:y1="8.493cm" svg:x2="13.995cm" svg:y2="11.1cm" draw:start-shape="id3" draw:start-glue-point="8" draw:end-shape="id1" draw:end-glue-point="8" svg:d="M17705 8493c0 4803-3710 3499-3710 2607" svg:viewBox="0 0 3711 3469">
          <text:p/>
        </draw:connector>
        <draw:custom-shape draw:style-name="gr1" draw:text-style-name="P2" xml:id="id4" draw:id="id4" draw:layer="layout" svg:width="1.21cm" svg:height="1.093cm" svg:x="19.59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20.195cm" svg:y2="8.6cm" draw:start-shape="id2" draw:start-glue-point="11" draw:end-shape="id4" draw:end-glue-point="4" svg:d="M14413 6460c0-126 5782-1196 5782 2140" svg:viewBox="0 0 5783 2403">
          <text:p/>
        </draw:connector>
        <draw:frame presentation:style-name="pr5" draw:text-style-name="P7" draw:layer="layout" svg:width="0.6cm" svg:height="0.505cm" svg:x="17.2cm" svg:y="5.7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6" draw:text-style-name="P7" draw:layer="layout" svg:width="1.71cm" svg:height="0.955cm" svg:x="18.39cm" svg:y="7.408cm" presentation:class="title" presentation:user-transformed="true">
          <draw:text-box>
            <text:p text:style-name="P5"><text:span text:style-name="T3">cNS ← 1;</text:span><text:span text:style-name="T3"><text:line-break/></text:span><text:span text:style-name="T3">eNS ← 010;</text:span></text:p>
          </draw:text-box>
        </draw:frame>
        <draw:connector draw:style-name="gr2" draw:text-style-name="P3" draw:layer="layout" draw:type="curve" draw:line-skew="0.569cm" svg:x1="20.195cm" svg:y1="9.693cm" svg:x2="13.995cm" svg:y2="11.1cm" draw:start-shape="id4" draw:start-glue-point="8" draw:end-shape="id1" draw:end-glue-point="8" svg:d="M20195 9693c0 3715-6200 3012-6200 1407" svg:viewBox="0 0 6201 2708">
          <text:p/>
        </draw:connector>
        <draw:custom-shape draw:style-name="gr1" draw:text-style-name="P2" xml:id="id5" draw:id="id5" draw:layer="layout" svg:width="1.21cm" svg:height="1.093cm" svg:x="22.3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10.007cm" draw:start-shape="id2" draw:start-glue-point="8" draw:end-shape="id1" draw:end-glue-point="4" svg:d="M13985 7393c0 1960 10 654 10 2614" svg:viewBox="0 0 11 2615">
          <text:p/>
        </draw:connector>
        <draw:connector draw:style-name="gr2" draw:text-style-name="P3" draw:layer="layout" draw:type="curve" svg:x1="14.59cm" svg:y1="6.847cm" svg:x2="17.277cm" svg:y2="7.56cm" draw:start-shape="id2" draw:start-glue-point="10" draw:end-shape="id3" draw:end-glue-point="5" svg:d="M14590 6847c1792 0 2687 237 2687 713" svg:viewBox="0 0 2688 714">
          <text:p/>
        </draw:connector>
        <draw:frame presentation:style-name="pr7" draw:text-style-name="P7" draw:layer="layout" svg:width="2.21cm" svg:height="0.637cm" svg:x="20.89cm" svg:y="8.8cm" presentation:class="title" presentation:user-transformed="true">
          <draw:text-box>
            <text:p text:style-name="P5"><text:span text:style-name="T3">cEW ← 1;</text:span><text:span text:style-name="T3"><text:line-break/></text:span><text:span text:style-name="T3">eEW ← 100;</text:span></text:p>
          </draw:text-box>
        </draw:frame>
        <draw:connector draw:style-name="gr2" draw:text-style-name="P3" draw:layer="layout" draw:type="curve" draw:line-skew="-0.064cm" svg:x1="14.413cm" svg:y1="6.46cm" svg:x2="22.905cm" svg:y2="9.763cm" draw:start-shape="id2" draw:start-glue-point="11" draw:end-shape="id5" draw:end-glue-point="4" svg:d="M14413 6460c0-1089 8492-2740 8492 3303" svg:viewBox="0 0 8493 4365">
          <text:p/>
        </draw:connector>
        <draw:frame presentation:style-name="pr7" draw:text-style-name="P7" draw:layer="layout" svg:width="1.51cm" svg:height="0.637cm" svg:x="23.59cm" svg:y="9.982cm" presentation:class="title" presentation:user-transformed="true">
          <draw:text-box>
            <text:p text:style-name="P5"><text:span text:style-name="T3">cP ← 1;</text:span><text:span text:style-name="T3"><text:line-break/></text:span><text:span text:style-name="T3">eP ← 10;</text:span></text:p>
          </draw:text-box>
        </draw:frame>
        <draw:frame presentation:style-name="pr8" draw:text-style-name="P7" draw:layer="layout" svg:width="1.2cm" svg:height="0.802cm" svg:x="11.6cm" svg:y="6.045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2.905cm" svg:y1="10.856cm" svg:x2="13.995cm" svg:y2="11.1cm" draw:start-shape="id5" draw:start-glue-point="8" draw:end-shape="id1" draw:end-glue-point="8" svg:d="M22905 10856c0 2646-8910 2524-8910 244" svg:viewBox="0 0 8911 1971">
          <text:p/>
        </draw:connector>
        <draw:custom-shape draw:style-name="gr1" draw:text-style-name="P2" xml:id="id6" draw:id="id6" draw:layer="layout" svg:width="1.21cm" svg:height="1.093cm" svg:x="10.0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2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06cm" svg:y1="8.493cm" svg:x2="13.995cm" svg:y2="11.1cm" draw:start-shape="id6" draw:start-glue-point="8" draw:end-shape="id1" draw:end-glue-point="8" svg:d="M10606 8493c0 4662 3389 3358 3389 2607" svg:viewBox="0 0 3390 3365">
          <text:p/>
        </draw:connector>
        <draw:connector draw:style-name="gr2" draw:text-style-name="P3" draw:layer="layout" draw:type="curve" draw:line-skew="0.522cm" svg:x1="7.896cm" svg:y1="9.393cm" svg:x2="13.995cm" svg:y2="11.1cm" draw:start-shape="id7" draw:start-glue-point="8" draw:end-shape="id1" draw:end-glue-point="8" svg:d="M7896 9393c0 4095 6099 3241 6099 1707" svg:viewBox="0 0 6100 2978">
          <text:p/>
        </draw:connector>
        <draw:connector draw:style-name="gr2" draw:text-style-name="P3" draw:layer="layout" draw:type="curve" svg:x1="13.38cm" svg:y1="6.847cm" svg:x2="11.034cm" svg:y2="7.56cm" draw:start-shape="id2" draw:start-glue-point="6" draw:end-shape="id6" draw:end-glue-point="11" svg:d="M13380 6847c-1564 0-2346 237-2346 713" svg:viewBox="0 0 2347 714">
          <text:p/>
        </draw:connector>
        <draw:connector draw:style-name="gr2" draw:text-style-name="P3" draw:layer="layout" draw:type="curve" draw:line-skew="-0.046cm" svg:x1="13.557cm" svg:y1="6.46cm" svg:x2="7.896cm" svg:y2="8.3cm" draw:start-shape="id2" draw:start-glue-point="5" draw:end-shape="id7" svg:d="M13557 6460c0-1062-5661-1982-5661 1840" svg:viewBox="0 0 5662 2769">
          <text:p/>
        </draw:connector>
        <draw:frame presentation:style-name="pr9" draw:text-style-name="P7" draw:layer="layout" svg:width="1.71cm" svg:height="2.227cm" svg:x="11.311cm" svg:y="7.373cm" presentation:class="title" presentation:user-transformed="true">
          <draw:text-box>
            <text:p text:style-name="P5"><text:span text:style-name="T3">cNS ← 1;</text:span><text:span text:style-name="T3"><text:line-break/></text:span><text:span text:style-name="T3">eNS ← 001;</text:span><text:span text:style-name="T3"><text:line-break/></text:span><text:span text:style-name="T3">cEW ← 1;</text:span><text:span text:style-name="T3"><text:line-break/></text:span><text:span text:style-name="T3">eEW ← 001;</text:span><text:span text:style-name="T3"><text:line-break/></text:span><text:span text:style-name="T3">cP ← 1;</text:span><text:span text:style-name="T3"><text:line-break/></text:span><text:span text:style-name="T3">eP ← 01;</text:span></text:p>
          </draw:text-box>
        </draw:frame>
        <draw:frame presentation:style-name="pr10" draw:text-style-name="P7" draw:layer="layout" svg:width="0.9cm" svg:height="0.414cm" svg:x="9.5cm" svg:y="5.1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7" draw:text-style-name="P7" draw:layer="layout" svg:width="2.016cm" svg:height="0.637cm" svg:x="8.59cm" svg:y="8.501cm" presentation:class="title" presentation:user-transformed="true">
          <draw:text-box>
            <text:p text:style-name="P5"><text:span text:style-name="T3">cEW ← 1;</text:span><text:span text:style-name="T3"><text:line-break/></text:span><text:span text:style-name="T3">eEW ← 010;</text:span></text:p>
          </draw:text-box>
        </draw:frame>
        <draw:frame presentation:style-name="pr11" draw:text-style-name="P7" draw:layer="layout" svg:width="0.7cm" svg:height="0.535cm" svg:x="18.7cm" svg:y="4.8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5.2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5.806cm" svg:y2="9.863cm" draw:start-shape="id2" draw:start-glue-point="5" draw:end-shape="id8" draw:end-glue-point="4" svg:d="M13557 6460c0-1905-7751-3606-7751 3403" svg:viewBox="0 0 7752 5077">
          <text:p/>
        </draw:connector>
        <draw:frame presentation:style-name="pr11" draw:text-style-name="P7" draw:layer="layout" svg:width="0.8cm" svg:height="0.535cm" svg:x="9.4cm" svg:y="4.2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0.579cm" svg:x1="5.806cm" svg:y1="10.956cm" svg:x2="13.995cm" svg:y2="11.1cm" draw:start-shape="id8" draw:start-glue-point="8" draw:end-shape="id1" draw:end-glue-point="8" svg:d="M5806 10956c0 1836 8189 1764 8189 144" svg:viewBox="0 0 8190 1369">
          <text:p/>
        </draw:connector>
        <draw:frame presentation:style-name="pr12" draw:text-style-name="P7" draw:layer="layout" svg:width="1.6cm" svg:height="1.273cm" svg:x="6.5cm" svg:y="9.884cm" presentation:class="title" presentation:user-transformed="true">
          <draw:text-box>
            <text:p text:style-name="P5"><text:span text:style-name="T3">ssom ← 1; ctime ← 1;</text:span><text:span text:style-name="T3"><text:line-break/></text:span><text:span text:style-name="T3">cNS ← 1; </text:span><text:span text:style-name="T3"><text:line-break/></text:span><text:span text:style-name="T3">eNS ← 100;</text:span></text:p>
          </draw:text-box>
        </draw:frame>
        <draw:frame presentation:style-name="pr13" draw:text-style-name="P9" draw:layer="layout" svg:width="2.187cm" svg:height="2.457cm" svg:x="14.213cm" svg:y="7.1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2T15:37:26.113548799</dc:date>
    <meta:editing-duration>PT50M44S</meta:editing-duration>
    <meta:editing-cycles>10</meta:editing-cycles>
    <meta:generator>LibreOffice/6.0.3.2$Linux_X86_64 LibreOffice_project/00m0$Build-2</meta:generator>
    <meta:document-statistic meta:object-count="64"/>
  </office:meta>
</office:document-meta>
</file>